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ce7" officeooo:paragraph-rsid="0017dce7"/>
    </style:style>
    <style:style style:name="P2" style:family="paragraph" style:parent-style-name="Standard">
      <style:text-properties officeooo:rsid="0017dce7" officeooo:paragraph-rsid="00183a8b"/>
    </style:style>
    <style:style style:name="P3" style:family="paragraph" style:parent-style-name="Standard">
      <style:text-properties fo:font-weight="bold" officeooo:rsid="00183a8b" officeooo:paragraph-rsid="00183a8b" style:font-weight-asian="bold" style:font-weight-complex="bold"/>
    </style:style>
    <style:style style:name="P4" style:family="paragraph" style:parent-style-name="Standard">
      <style:text-properties fo:font-weight="bold" officeooo:rsid="001c6fbf" officeooo:paragraph-rsid="001c6fbf" style:font-weight-asian="bold" style:font-weight-complex="bold"/>
    </style:style>
    <style:style style:name="P5" style:family="paragraph" style:parent-style-name="Standard">
      <style:text-properties fo:font-weight="normal" officeooo:rsid="00186cc4" officeooo:paragraph-rsid="00186cc4" style:font-weight-asian="normal" style:font-weight-complex="normal"/>
    </style:style>
    <style:style style:name="P6" style:family="paragraph" style:parent-style-name="Standard">
      <style:text-properties fo:font-weight="normal" officeooo:rsid="001e1999" officeooo:paragraph-rsid="001e1999" style:font-weight-asian="normal" style:font-weight-complex="normal"/>
    </style:style>
    <style:style style:name="P7" style:family="paragraph" style:parent-style-name="Standard">
      <style:text-properties officeooo:rsid="0018c1c1" officeooo:paragraph-rsid="0018c1c1"/>
    </style:style>
    <style:style style:name="P8" style:family="paragraph" style:parent-style-name="Standard">
      <style:text-properties officeooo:paragraph-rsid="00186cc4"/>
    </style:style>
    <style:style style:name="P9" style:family="paragraph" style:parent-style-name="Standard">
      <style:text-properties fo:font-weight="bold" officeooo:rsid="001c6fbf" officeooo:paragraph-rsid="0018c1c1" style:font-weight-asian="bold" style:font-weight-complex="bold"/>
    </style:style>
    <style:style style:name="T1" style:family="text">
      <style:text-properties officeooo:rsid="00177050"/>
    </style:style>
    <style:style style:name="T2" style:family="text">
      <style:text-properties officeooo:rsid="0017dce7"/>
    </style:style>
    <style:style style:name="T3" style:family="text">
      <style:text-properties officeooo:rsid="00196dbf"/>
    </style:style>
    <style:style style:name="T4" style:family="text">
      <style:text-properties officeooo:rsid="001cbec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6cc4" style:font-weight-asian="bold" style:font-weight-complex="bold"/>
    </style:style>
    <style:style style:name="T7" style:family="text">
      <style:text-properties officeooo:rsid="00229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Modelo híbrido</text:span></text:p>
      <text:p text:style-name="P5"/>
      <text:p text:style-name="P6">FIG. Figura Pphys y corrección con línea vertical Pres. Nube de datos como fondo. <text:span text:style-name="T7">Script Phybrid_Cp3D_CF.ipynb</text:span></text:p>
      <text:p text:style-name="P1"/>
      <text:p text:style-name="P3">Parte explicabilidad</text:p>
      <text:p text:style-name="P3"/>
      <text:p text:style-name="P2">Fig 2. Datos P_res (y modelo P_res) vs diferentes variables con las curvas suavizadas. Para cada plot, quizás añadir de fondo distribución de esa variable.</text:p>
      <text:p text:style-name="P2"/>
      <text:p text:style-name="P7">Fig. Shap_values vs Data_values para diferentes variables. Quizás de fondo distribución de cada variable.</text:p>
      <text:p text:style-name="P7"/>
      <text:p text:style-name="P7">Fig. Distribución de datos, importancia (como distribución pesada por el residuo) <text:span text:style-name="T3">y distribución abs(residuo) </text:span>para variables principales V,W,theta,<text:span text:style-name="T3">Out_T</text:span></text:p>
      <text:p text:style-name="P7"/>
      <text:p text:style-name="P7"/>
      <text:p text:style-name="P9"/>
      <text:p text:style-name="P4">Fig. Suma de shap values vs variables, para demostrar que una relación<text:span text:style-name="T4"> </text:span>en las shap values individuales no implica una relación funcional de ese tipo. <text:span text:style-name="T4">Sería así si las variables fueran independientes, pero en nuestro caso existen complejas correlaciones no lineales entre ella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fonso Gijón</meta:initial-creator>
    <meta:creation-date>2024-10-29T11:46:23.887058990</meta:creation-date>
    <dc:date>2024-12-19T18:14:58.715472894</dc:date>
    <dc:creator>Alfonso Gijón</dc:creator>
    <meta:editing-duration>PT9H52M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20" meta:character-count="834" meta:non-whitespace-character-count="720"/>
  </office:meta>
</office:document-meta>
</file>